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74d3" officeooo:paragraph-rsid="000b74d3"/>
    </style:style>
    <style:style style:name="P2" style:family="paragraph" style:parent-style-name="Standard">
      <style:paragraph-properties fo:text-align="start" style:justify-single-word="false"/>
      <style:text-properties officeooo:rsid="000b74d3" officeooo:paragraph-rsid="000b74d3"/>
    </style:style>
    <style:style style:name="P3" style:family="paragraph" style:parent-style-name="Standard">
      <style:paragraph-properties fo:text-align="start" style:justify-single-word="false"/>
      <style:text-properties officeooo:paragraph-rsid="000b7920"/>
    </style:style>
    <style:style style:name="P4" style:family="paragraph" style:parent-style-name="Standard">
      <style:paragraph-properties fo:text-align="start" style:justify-single-word="false"/>
      <style:text-properties officeooo:rsid="000b7920" officeooo:paragraph-rsid="000b7920"/>
    </style:style>
    <style:style style:name="P5" style:family="paragraph" style:parent-style-name="Standard">
      <style:paragraph-properties fo:text-align="start" style:justify-single-word="false"/>
      <style:text-properties officeooo:rsid="000c8e3e" officeooo:paragraph-rsid="000c8e3e"/>
    </style:style>
    <style:style style:name="P6" style:family="paragraph" style:parent-style-name="Header">
      <style:text-properties officeooo:rsid="000b74d3" officeooo:paragraph-rsid="000b74d3"/>
    </style:style>
    <style:style style:name="T1" style:family="text">
      <style:text-properties officeooo:rsid="000b74d3"/>
    </style:style>
    <style:style style:name="T2" style:family="text">
      <style:text-properties officeooo:rsid="000b7920"/>
    </style:style>
    <style:style style:name="T3" style:family="text">
      <style:text-properties officeooo:rsid="000c8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IGR202</text:p>
      <text:p text:style-name="P1">Compte Rendu</text:p>
      <text:p text:style-name="P1"/>
      <text:p text:style-name="P2"><text:tab/>Je vais lister ici les fonctionnalités de l’application :</text:p>
      <text:p text:style-name="P2"/>
      <text:p text:style-name="P2">- On peut charger les shaders en appuyant sur la touche F5. Il n’est plus nécessaire de faire le programme et de le relancer après modifications des shaders.</text:p>
      <text:p text:style-name="P2"/>
      <text:p text:style-name="P2">- Par défaut, une seule lumière est active. Appuyer sur les flèches du haut et du bas incrémente et décremente le nombre de lumières (3 max<text:span text:style-name="T2">) selon la méthode 3-points lighting proposée dans le sujet du TP.</text:span></text:p>
      <text:p text:style-name="P2"/>
      <text:p text:style-name="P4">- Par défaut, la vue est celle du mesh de base sans texture réagissant aux lumières selon la BRDF GGX à microfacettes.</text:p>
      <text:p text:style-name="P4"/>
      <text:p text:style-name="P4">- On peut appuyer sur la touche X pour remplacer les valeurs scalaires du matériau par des textures (Bois par défaut).</text:p>
      <text:p text:style-name="P4"/>
      <text:p text:style-name="P4">- On peut appuyer sur la touche T pour passer en rendu expressif. Le rendu expressif à 4 modes :</text:p>
      <text:p text:style-name="P4"><text:tab/>- Celui de base est le toon shading, fonctionnant avec les trois lampes. On peut y accéder avec la touche &amp; une fois en mode « rendu expressif ».</text:p>
      <text:p text:style-name="P4"><text:tab/>- On peut passer au X-toon shading avec un critère de profondeur basé sur une distance selon l’axe à la caméra en appuyant sur la touche é.</text:p>
      <text:p text:style-name="P4"><text:tab/>- On peut passer au X-toon shading avec un critère de profondeur basé sur une distance selon l’axe focal en appuyant sur la touche «.</text:p>
      <text:p text:style-name="P4"><text:tab/>- On peut passer au X-toon shading avec un critère selon l’orientation en appuyant sur la touche ‘. Ce mode fonctionne avec les trois lampes et permet de se rendre compte que le X-toon shading n’est pas très adapté à l’utilisation de lampes multiples. Du moins, je n’ai pas réussi à trouver une pondération utilisable pour moyenner les contributions de chaque lampe.</text:p>
      <text:p text:style-name="P4"/>
      <text:p text:style-name="P3"><text:span text:style-name="T3">Note : On peut modifier les paramètres du X-toon shading avec critère de profondeur en appuyant sur Q et W pour diminuer et augmenter zMin, E et R pour diminuer et augmenter r et D et F pour diminuer et augmenter la profondeur du focus (cf </text:span>X-Toon: An extended toon shader<text:span text:style-name="T3">). Les valeurs r, zMin et zFocus sont paramétrées par défaut à des valeurs intéressantes pour le mesh face.off. On peut augmenter et diminuer ces paramètres autour des valeurs par défaut pour apprécier l’effet du X-toon shading avec critère de profondeur.</text:span></text:p>
      <text:p text:style-name="P3"/>
      <text:p text:style-name="P5">Une partie importante du temps passé sur ce TP a été utilisé pour implémenter le normal mapping. Le travail effectué 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74d3" officeooo:paragraph-rsid="000b74d3"/>
    </style:style>
    <style:style style:name="MT1" style:family="text">
      <style:text-properties officeooo:rsid="000b74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andrin Clément<text:tab/><text:tab/>IGR202</text:p>
      </style:header>
      <style:footer>
        <text:p text:style-name="Footer"><text:tab/><text:tab/><text:span text:style-name="MT1">15/01/201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42:28.133391630</meta:creation-date>
    <dc:date>2019-01-14T12:23:53.443373567</dc:date>
    <meta:editing-duration>PT6M54S</meta:editing-duration>
    <meta:editing-cycles>1</meta:editing-cycles>
    <meta:document-statistic meta:table-count="0" meta:image-count="0" meta:object-count="0" meta:page-count="1" meta:paragraph-count="16" meta:word-count="400" meta:character-count="2242" meta:non-whitespace-character-count="1849"/>
    <meta:generator>LibreOffice/5.2.7.2$Linux_X86_64 LibreOffice_project/20m0$Build-2</meta:generator>
  </office:meta>
</office:document-meta>
</file>